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2.26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7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gui</text:p>
          </table:table-cell>
          <table:table-cell office:value-type="string" calcext:value-type="string">
            <text:p>cxx-qt</text:p>
          </table:table-cell>
        </table:table-row>
        <table:table-row table:style-name="ro1">
          <table:table-cell office:value-type="string" calcext:value-type="string">
            <text:p>TextEdi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 Hightlighting muesste man eventuell selber hinzufuegen</text:p>
          </table:table-cell>
        </table:table-row>
        <table:table-row table:style-name="ro1">
          <table:table-cell office:value-type="string" calcext:value-type="string">
            <text:p>Popups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enu Bar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xtFiel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mboBo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heckBo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con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ouch/MouseHandler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ableView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abView</text:p>
          </table:table-cell>
          <table:table-cell table:number-columns-repeated="2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5T09:04:02.409000000</meta:creation-date>
    <dc:date>2025-05-15T16:40:25.893000000</dc:date>
    <meta:editing-duration>PT6H52M59S</meta:editing-duration>
    <meta:editing-cycles>2</meta:editing-cycles>
    <meta:generator>LibreOffice/24.8.4.2$Windows_X86_64 LibreOffice_project/bb3cfa12c7b1bf994ecc5649a80400d06cd71002</meta:generator>
    <meta:document-statistic meta:table-count="1" meta:cell-count="32" meta:object-count="0"/>
  </office:meta>
</office:document-meta>
</file>